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d1adb" officeooo:paragraph-rsid="001d1adb"/>
    </style:style>
    <style:style style:name="P2" style:family="paragraph" style:parent-style-name="Standard">
      <style:paragraph-properties fo:break-before="page"/>
      <style:text-properties officeooo:rsid="001d1adb" officeooo:paragraph-rsid="001d1adb"/>
    </style:style>
    <style:style style:name="P3" style:family="paragraph" style:parent-style-name="Heading_20_1">
      <style:paragraph-properties fo:break-before="page"/>
      <style:text-properties officeooo:paragraph-rsid="001e13f0"/>
    </style:style>
    <style:style style:name="P4" style:family="paragraph" style:parent-style-name="Standard">
      <style:text-properties officeooo:rsid="001d8c5f" officeooo:paragraph-rsid="001e13f0"/>
    </style:style>
    <style:style style:name="P5" style:family="paragraph" style:parent-style-name="Standard">
      <style:text-properties officeooo:paragraph-rsid="001e13f0"/>
    </style:style>
    <style:style style:name="P6" style:family="paragraph" style:parent-style-name="Heading_20_1">
      <style:text-properties officeooo:paragraph-rsid="001e13f0"/>
    </style:style>
    <style:style style:name="P7" style:family="paragraph" style:parent-style-name="Text_20_body">
      <style:text-properties officeooo:rsid="001f5b80" officeooo:paragraph-rsid="001e13f0"/>
    </style:style>
    <style:style style:name="P8" style:family="paragraph" style:parent-style-name="Text_20_body">
      <style:text-properties officeooo:paragraph-rsid="001e13f0"/>
    </style:style>
    <style:style style:name="P9" style:family="paragraph" style:parent-style-name="Text_20_body">
      <style:text-properties officeooo:rsid="00213555" officeooo:paragraph-rsid="001e13f0"/>
    </style:style>
    <style:style style:name="P10" style:family="paragraph" style:parent-style-name="Text_20_body">
      <style:text-properties officeooo:rsid="00217f75" officeooo:paragraph-rsid="001e13f0"/>
    </style:style>
    <style:style style:name="P11" style:family="paragraph" style:parent-style-name="Text_20_body">
      <style:text-properties officeooo:rsid="00226846" officeooo:paragraph-rsid="001e13f0"/>
    </style:style>
    <style:style style:name="P12" style:family="paragraph" style:parent-style-name="Text_20_body">
      <style:text-properties officeooo:rsid="0024093b" officeooo:paragraph-rsid="001e13f0"/>
    </style:style>
    <style:style style:name="P13" style:family="paragraph" style:parent-style-name="Table_20_Contents">
      <style:text-properties officeooo:rsid="00226846" officeooo:paragraph-rsid="001e13f0"/>
    </style:style>
    <style:style style:name="P14" style:family="paragraph" style:parent-style-name="Table_20_Contents">
      <style:text-properties officeooo:rsid="0022d750" officeooo:paragraph-rsid="001e13f0"/>
    </style:style>
    <style:style style:name="P15" style:family="paragraph" style:parent-style-name="Table_20_Contents">
      <style:text-properties officeooo:rsid="0024093b" officeooo:paragraph-rsid="001e13f0"/>
    </style:style>
    <style:style style:name="T1" style:family="text">
      <style:text-properties officeooo:rsid="001d1adb"/>
    </style:style>
    <style:style style:name="T2" style:family="text">
      <style:text-properties officeooo:rsid="001d8c5f"/>
    </style:style>
    <style:style style:name="T3" style:family="text">
      <style:text-properties officeooo:rsid="001f1d81"/>
    </style:style>
    <style:style style:name="T4" style:family="text">
      <style:text-properties officeooo:rsid="00217f75"/>
    </style:style>
    <style:style style:name="T5" style:family="text">
      <style:text-properties officeooo:rsid="002268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Proposal document </text:p>
      <text:h text:style-name="P3" text:outline-level="1">orgnisation overveiw</text:h>
      <text:p text:style-name="P4"/>
      <text:p text:style-name="P5"><text:span text:style-name="T1"><text:s/>a local attraction, Riget Zoo Adventures (RZA), </text:span><text:span text:style-name="T2">they</text:span> offer, a safari-style wildlife zoo, an on-site hotel, educational visits </text:p>
      <text:h text:style-name="P6" text:outline-level="1"/>
      <text:h text:style-name="P6" text:outline-level="1">problem overveiw </text:h>
      <text:p text:style-name="P4">They propbley lack a digital precence, so they are wanting a digital solution that can provide info about them, and support for educational vistis </text:p>
      <text:p text:style-name="P4">it should allow customers to book tickets, check avaliblity and book at hotel, allow customers to see bookings, and have a loyalty and rewards system. They want it to be accessibel. To help support there buissness to grow, reach a wider audince and <text:span text:style-name="T3">help support to keep the in comptiosn </text:span></text:p>
      <text:p text:style-name="P4"/>
      <text:h text:style-name="P6" text:outline-level="1">Scope </text:h>
      <text:p text:style-name="P7">The scope of the project is only to do the website and featchers asked for, its just going to be the basic website and wont have any other connections to other website or systems, its going to just be able to book and check avliblity and give you an easy system to use and naviagte but I will not go futher then this as I don’t have the time to be able to do so and don’t yet have all the technical ablity. But I would learn if I had the scope and time. </text:p>
      <text:p text:style-name="P8"/>
      <text:h text:style-name="P6" text:outline-level="1">User groups</text:h>
      <text:p text:style-name="P8"/>
      <text:p text:style-name="P9"><text:span text:style-name="T4">Perents <text:s/></text:span>- users that are buying the ticket should likley be perents buying tickets for a family day out, so perents <text:span text:style-name="T4">or teachers </text:span>be 22 + <text:span text:style-name="T4">and will be working as well, so you have busy perents up to even gradperents which is such a wide age group that will buying the tickets. So its need to be very easy to use and simple so everyone can use</text:span></text:p>
      <text:p text:style-name="P9"/>
      <text:p text:style-name="P10">educational visitors – will be looking for a different things, want discounts and other resources about <text:span text:style-name="T5">the zoo but more in detail which will be a member of staff likely 30+ </text:span></text:p>
      <text:p text:style-name="P9"/>
      <text:p text:style-name="P9"><text:span text:style-name="T4">mangment </text:span><text:s/>- <text:span text:style-name="T4">likely to be 40+ because they are higher mangers and have lots of experinces as they need to run the bussness, this means they can use more complex system or data, they will want to see mangment information from the system</text:span></text:p>
      <text:p text:style-name="P8"/>
      <text:p text:style-name="P9">Staff – <text:span text:style-name="T4">staff will be people workipeople who would have to be </text:span><text:span text:style-name="T5">hired to check ticket sell them and do matincae around the zoo so likley 18+</text:span></text:p>
      <text:p text:style-name="P9"><text:soft-page-break/></text:p>
      <text:p text:style-name="P11">empthy map-</text:p>
      <text:p text:style-name="P11">mangement</text:p>
      <text:p text:style-name="P12">5-8 per box</text:p>
      <table:table table:name="Table1" table:style-name="Table1">
        <table:table-column table:style-name="Table1.A" table:number-columns-repeated="2"/>
        <table:table-row>
          <table:table-cell table:style-name="Table1.A1" office:value-type="string">
            <text:p text:style-name="P13">Says</text:p>
            <text:p text:style-name="P14">what did we make compared to last month </text:p>
            <text:p text:style-name="P14">whaats the demographic of my customers,</text:p>
            <text:p text:style-name="P14">is our data secure,</text:p>
            <text:p text:style-name="P14"/>
          </table:table-cell>
          <table:table-cell table:style-name="Table1.B1" office:value-type="string">
            <text:p text:style-name="P13">Thinks</text:p>
            <text:p text:style-name="P14">I wish I had an easy way to compare, </text:p>
            <text:p text:style-name="P14">I wish I could trust the data being held is secure</text:p>
            <text:p text:style-name="P14"/>
          </table:table-cell>
        </table:table-row>
        <table:table-row>
          <table:table-cell table:style-name="Table1.A2" office:value-type="string">
            <text:p text:style-name="P13">Feels</text:p>
            <text:p text:style-name="P15">stressed about data breach,</text:p>
            <text:p text:style-name="P15">worried the <text:s/>comparisoons are wrong and they lose money</text:p>
          </table:table-cell>
          <table:table-cell table:style-name="Table1.B2" office:value-type="string">
            <text:p text:style-name="P13">Dose</text:p>
            <text:p text:style-name="P13"/>
            <text:p text:style-name="P15">makes desison off of unsure data</text:p>
            <text:p text:style-name="P15"/>
          </table:table-cell>
        </table:table-row>
      </table:table>
      <text:p text:style-name="P11"/>
      <text:p text:style-name="P9"/>
      <text:p text:style-name="P9"/>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06.147001100</meta:creation-date>
    <dc:date>2025-12-05T11:01:23.133978300</dc:date>
    <meta:editing-duration>PT1M15S</meta:editing-duration>
    <meta:editing-cycles>2</meta:editing-cycles>
    <meta:generator>LibreOffice/25.8.3.2$Windows_X86_64 LibreOffice_project/8ca8d55c161d602844f5428fa4b58097424e324e</meta:generator>
    <meta:document-statistic meta:table-count="1" meta:image-count="0" meta:object-count="0" meta:page-count="5" meta:paragraph-count="28" meta:word-count="429" meta:character-count="2322" meta:non-whitespace-character-count="1905"/>
  </office:meta>
</office:document-meta>
</file>